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roximaNova-Light" svg:font-family="ProximaNova-Light"/>
    <style:font-face style:name="Rubik" svg:font-family="Rubik, sans-serif"/>
    <style:font-face style:name="arial" svg:font-family="arial, sans-serif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8.998cm" fo:margin-left="-1.656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8.096cm"/>
    </style:style>
    <style:style style:name="Tabela1.C" style:family="table-column">
      <style:table-column-properties style:column-width="6.403cm"/>
    </style:style>
    <style:style style:name="Tabela1.D" style:family="table-column">
      <style:table-column-properties style:column-width="6.615cm"/>
    </style:style>
    <style:style style:name="Tabela1.E" style:family="table-column">
      <style:table-column-properties style:column-width="6.19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8.998cm" fo:margin-left="-1.656cm" table:align="left"/>
    </style:style>
    <style:style style:name="Tabela2.A" style:family="table-column">
      <style:table-column-properties style:column-width="1.693cm"/>
    </style:style>
    <style:style style:name="Tabela2.B" style:family="table-column">
      <style:table-column-properties style:column-width="8.096cm"/>
    </style:style>
    <style:style style:name="Tabela2.C" style:family="table-column">
      <style:table-column-properties style:column-width="6.403cm"/>
    </style:style>
    <style:style style:name="Tabela2.D" style:family="table-column">
      <style:table-column-properties style:column-width="6.615cm"/>
    </style:style>
    <style:style style:name="Tabela2.E" style:family="table-column">
      <style:table-column-properties style:column-width="6.19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"/>
    </style:style>
    <style:style style:name="P2" style:family="paragraph" style:parent-style-name="Standard">
      <style:paragraph-properties fo:text-align="start" style:justify-single-word="false"/>
      <style:text-properties style:font-name="Ubuntu" officeooo:paragraph-rsid="002032da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20c261" style:font-size-asian="10pt" style:font-size-complex="10pt"/>
    </style:style>
    <style:style style:name="P4" style:family="paragraph" style:parent-style-name="Standard">
      <style:text-properties officeooo:paragraph-rsid="002032da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be0aa"/>
    </style:style>
    <style:style style:name="P7" style:family="paragraph" style:parent-style-name="Table_20_Contents">
      <style:paragraph-properties fo:text-align="start" style:justify-single-word="false"/>
      <style:text-properties officeooo:paragraph-rsid="002032da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197886" officeooo:paragraph-rsid="0019788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rsid="00197886" officeooo:paragraph-rsid="002032d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97886" officeooo:paragraph-rsid="0019788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97886" officeooo:paragraph-rsid="002032d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paragraph-rsid="002032d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a350c" officeooo:paragraph-rsid="001a350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a350c" officeooo:paragraph-rsid="002032d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paragraph-rsid="001a350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paragraph-rsid="002032d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paragraph-rsid="002032da"/>
    </style:style>
    <style:style style:name="P19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Text_20_body">
      <style:paragraph-properties fo:text-align="start" style:justify-single-word="false"/>
      <style:text-properties fo:font-size="10pt" officeooo:paragraph-rsid="002032da" style:font-size-asian="10pt" style:font-size-complex="10pt"/>
    </style:style>
    <style:style style:name="T1" style:family="text">
      <style:text-properties officeooo:rsid="001a350c"/>
    </style:style>
    <style:style style:name="T2" style:family="text">
      <style:text-properties officeooo:rsid="001be0aa"/>
    </style:style>
    <style:style style:name="T3" style:family="text">
      <style:text-properties fo:font-variant="normal" fo:text-transform="none" fo:color="#47425d" style:font-name="ProximaNova-Light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47425d" style:font-name="ProximaNova-Light" fo:font-size="10pt" fo:letter-spacing="normal" fo:font-style="normal" fo:font-weight="normal" officeooo:rsid="001be0aa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47425d" style:font-name="ProximaNova-Light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47425d" fo:font-size="10pt" fo:letter-spacing="normal" style:font-size-asian="10pt" style:font-size-complex="10pt"/>
    </style:style>
    <style:style style:name="T7" style:family="text">
      <style:text-properties fo:font-variant="normal" fo:text-transform="none" fo:color="#4d5156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4d5156" style:font-name="arial" fo:font-size="10.5pt" fo:letter-spacing="normal" fo:font-style="normal" fo:font-weight="normal" officeooo:rsid="001be0aa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style:font-name="Rubik" fo:letter-spacing="normal" fo:font-style="normal" fo:font-weight="bold"/>
    </style:style>
    <style:style style:name="T10" style:family="text">
      <style:text-properties fo:font-variant="normal" fo:text-transform="none" fo:color="#333333" style:font-name="Rubik" fo:letter-spacing="normal" fo:font-style="normal" fo:font-weight="normal"/>
    </style:style>
    <style:style style:name="T11" style:family="text">
      <style:text-properties fo:font-variant="normal" fo:text-transform="none" fo:color="#000000" style:font-name="ProximaNova-Light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549db9" style:text-line-through-style="none" style:text-line-through-type="none" style:font-name="ProximaNova-Light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14" style:family="text">
      <style:text-properties fo:font-variant="normal" fo:text-transform="none" fo:color="#202122" style:font-name="sans-serif" fo:font-size="10.5pt" fo:letter-spacing="normal" fo:font-style="normal" fo:font-weight="normal" officeooo:rsid="0020c261"/>
    </style:style>
    <style:style style:name="T15" style:family="text">
      <style:text-properties fo:font-variant="normal" fo:text-transform="none" fo:color="#202122" fo:letter-spacing="normal"/>
    </style:style>
    <style:style style:name="T16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17" style:family="text">
      <style:text-properties fo:color="#47425d" style:font-name="ProximaNova-Light" fo:font-size="10pt" style:font-size-asian="10pt" style:font-weight-asian="normal" style:font-size-complex="10pt" style:font-weight-complex="normal"/>
    </style:style>
    <style:style style:name="T18" style:family="text">
      <style:text-properties officeooo:rsid="001ff7a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0">Sistema</text:p>
          </table:table-cell>
          <table:table-cell table:style-name="Tabela1.A1" office:value-type="string">
            <text:p text:style-name="P16"><text:span text:style-name="T1">Descrição resumida do sistema.</text:span></text:p>
          </table:table-cell>
          <table:table-cell table:style-name="Tabela1.A1" office:value-type="string">
            <text:p text:style-name="P14">Processo de desenvolvimento.</text:p>
          </table:table-cell>
          <table:table-cell table:style-name="Tabela1.A1" office:value-type="string">
            <text:p text:style-name="P14">Principais m<text:span text:style-name="T2">ó</text:span>dulos do sistema.</text:p>
          </table:table-cell>
          <table:table-cell table:style-name="Tabela1.E1" office:value-type="string">
            <text:p text:style-name="P14">Trabalhos futuros.</text:p>
          </table:table-cell>
        </table:table-row>
        <table:table-row>
          <table:table-cell table:style-name="Tabela1.A2" office:value-type="string">
            <text:p text:style-name="P8">Linkedin</text:p>
          </table:table-cell>
          <table:table-cell table:style-name="Tabela1.A2" office:value-type="string">
            <text:p text:style-name="P6"><text:span text:style-name="T3">O LinkedIn foi estabelecido por Reid Hoffman, Allen Blue, Konstantin Guercke, Eric Ly e Jean-Luc Valliant em 2002. O LinkedIn </text:span><text:span text:style-name="T8">é</text:span><text:span text:style-name="T7"> uma rede social de negócios</text:span><text:span text:style-name="T3"> </text:span><text:span text:style-name="T4">que </text:span><text:span text:style-name="T3">mudou a forma como encontramos empregos e estabelecemos conexões profissionais, criando novas oportunidades para as pessoas.</text:span></text:p>
          </table:table-cell>
          <table:table-cell table:style-name="Tabela1.A2" office:value-type="string">
            <text:p text:style-name="P5"><text:span text:style-name="T5">No início, o LinkedIn começou como um único aplicativo monolítico que fazia tudo e qualquer coisa. Esse único aplicativo foi chamado de </text:span><text:span text:style-name="Strong_20_Emphasis"><text:span text:style-name="T11">Leo</text:span></text:span><text:span text:style-name="T6"> </text:span><text:span text:style-name="T5">. Ele hospedava servlets da web para todas as páginas do LinkedIn, lidava com a lógica de negócios e se conectava a vários bancos de dados do LinkedIn.<text:line-break/><text:line-break/>O LinkedIn precisava de um sistema que consultasse dados de conexão usando travessias de gráficos e vivesse na memória para desempenho superior. Rapidamente ficou claro que Leo não poderia escalar independentemente, então um sistema separado para os membros do LinkedIn, conhecido como </text:span><text:span text:style-name="Strong_20_Emphasis"><text:span text:style-name="T11">gráfico de membros</text:span></text:span><text:span text:style-name="T5"> chamado </text:span><text:span text:style-name="Strong_20_Emphasis"><text:span text:style-name="T11">Cloud,</text:span></text:span><text:span text:style-name="T5"> nasceu<text:line-break/><text:line-break/>Foi nessa época que o LinkedIn precisou adicionar recursos de pesquisa ao seu serviço. Isso fez com que o serviço de gráfico de membro começasse a alimentar dados em um novo serviço de pesquisa executando o </text:span><text:a xlink:type="simple" xlink:href="https://lucene.apache.org/" office:target-frame-name="_blank" xlink:show="new" text:style-name="Internet_20_link" text:visited-style-name="Visited_20_Internet_20_Link"><text:span text:style-name="Strong_20_Emphasis"><text:span text:style-name="T12">Lucene</text:span></text:span></text:a><text:span text:style-name="T5"> .</text:span></text:p>
            <text:p text:style-name="P5"><text:span text:style-name="T5"/></text:p>
            <text:p text:style-name="P5"><text:span text:style-name="T5"/></text:p>
          </table:table-cell>
          <table:table-cell table:style-name="Tabela1.A2" office:value-type="string">
            <text:p text:style-name="P19"><text:span text:style-name="Strong_20_Emphasis"><text:span text:style-name="T9">Profissionais (Usuários) -</text:span></text:span><text:span text:style-name="T10"> O primeiro é formado por internautas que podem acessar o site online e criar seus próprios perfis.</text:span></text:p>
            <text:p text:style-name="P12"/>
            <text:p text:style-name="P19"><text:span text:style-name="Strong_20_Emphasis"><text:span text:style-name="T9">Recrutadores </text:span></text:span><text:span text:style-name="T10">- Os próximos são os recrutadores que procuram aqueles que mostram o maior potencial, promessa e talento.</text:span></text:p>
            <text:p text:style-name="P12"/>
            <text:p text:style-name="P19"><text:span text:style-name="Strong_20_Emphasis"><text:span text:style-name="T9">Anunciantes e profissionais de marketing </text:span></text:span><text:span text:style-name="T10">- o próximo são os anunciantes e profissionais de marketing que assumem a responsabilidade de atingir os responsáveis pelas decisões seniores, bem como um público mais rico.</text:span></text:p>
            <text:p text:style-name="P12"/>
            <text:p text:style-name="P19"><text:span text:style-name="Strong_20_Emphasis"><text:span text:style-name="T9">Desenvolvedores terceirizados </text:span></text:span><text:span text:style-name="T10">- finalmente, há uma comunidade de desenvolvedores que está interessada em desenvolver e implantar ferramentas de software utilizando APIs do LinkedIn.</text:span></text:p>
            <text:p text:style-name="P12"/>
          </table:table-cell>
          <table:table-cell table:style-name="Tabela1.E2" office:value-type="string">
            <text:p text:style-name="P13"><text:a xlink:type="simple" xlink:href="https://www.forbes.com/sites/forbescoachescouncil/2019/08/27/the-future-of-linkedin-14-experts-predict-the-platforms-next-big-feature/#509e171613c4" text:style-name="Internet_20_link" text:visited-style-name="Visited_20_Internet_20_Link">https://www.forbes.com/sites/forbescoachescouncil/2019/08/27/the-future-of-linkedin-14-experts-predict-the-platforms-next-big-feature/#509e171613c4</text:a><text:line-break/><text:line-break/><text:a xlink:type="simple" xlink:href="https://business.linkedin.com/talent-solutions/product-update" text:style-name="Internet_20_link" text:visited-style-name="Visited_20_Internet_20_Link">https://business.linkedin.com/talent-solutions/product-update</text:a><text:line-break/><text:line-break/><text:a xlink:type="simple" xlink:href="https://bstrategyhub.com/linkedin-business-model-how-does-linkedin-make-money/" text:style-name="Internet_20_link" text:visited-style-name="Visited_20_Internet_20_Link">https://bstrategyhub.com/linkedin-business-model-how-does-linkedin-make-money/</text:a><text:line-break/><text:line-break/><text:a xlink:type="simple" xlink:href="https://engineering.linkedin.com/developer-happiness/getting-code-production-less-friction-and-high-quality" text:style-name="Internet_20_link" text:visited-style-name="Visited_20_Internet_20_Link">https://engineering.linkedin.com/developer-happiness/getting-code-production-less-friction-and-high-quality</text:a><text:line-break/><text:line-break/><text:a xlink:type="simple" xlink:href="https://www.market-connections.net/blog/six-new-features-on-linkedin-in-2020" text:style-name="Internet_20_link" text:visited-style-name="Visited_20_Internet_20_Link">https://www.market-connections.net/blog/six-new-features-on-linkedin-in-2020</text:a></text:p>
            <text:p text:style-name="P13"><text:line-break/><text:a xlink:type="simple" xlink:href="https://digitalstand.com/2020-linkedin-updates" text:style-name="Internet_20_link" text:visited-style-name="Visited_20_Internet_20_Link">https://digitalstand.com/2020-linkedin-updates</text:a><text:line-break/><text:line-break/><text:a xlink:type="simple" xlink:href="https://www.quora.com/What-technology-was-used-to-build-LinkedIn" text:style-name="Internet_20_link" text:visited-style-name="Visited_20_Internet_20_Link">https://www.quora.com/What-technology-was-used-to-build-LinkedIn</text:a><text:line-break/><text:line-break/><text:span text:style-name="T18">Saber mais sobre o processo de desenvolvimento: </text:span><text:a xlink:type="simple" xlink:href="https://wiredelta.com/how-was-linkedin-developed/" text:style-name="Internet_20_link" text:visited-style-name="Visited_20_Internet_20_Link">https://wiredelta.com/how-was-linkedin-developed/</text:a><text:line-break/><text:line-break/><text:a xlink:type="simple" xlink:href="https://w3techs.com/sites/info/linkedin.com" text:style-name="Internet_20_link" text:visited-style-name="Visited_20_Internet_20_Link">https://w3techs.com/sites/info/linkedin.com</text:a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1">Sistema</text:p>
          </table:table-cell>
          <table:table-cell table:style-name="Tabela2.A1" office:value-type="string">
            <text:p text:style-name="P17"><text:span text:style-name="T1">Descrição resumida do sistema.</text:span></text:p>
          </table:table-cell>
          <table:table-cell table:style-name="Tabela2.A1" office:value-type="string">
            <text:p text:style-name="P15">Processo de desenvolvimento.</text:p>
          </table:table-cell>
          <table:table-cell table:style-name="Tabela2.A1" office:value-type="string">
            <text:p text:style-name="P15">Principais m<text:span text:style-name="T2">ó</text:span>dulos do sistema.</text:p>
          </table:table-cell>
          <table:table-cell table:style-name="Tabela2.E1" office:value-type="string">
            <text:p text:style-name="P15">Trabalhos futuros.</text:p>
          </table:table-cell>
        </table:table-row>
        <table:table-row>
          <table:table-cell table:style-name="Tabela2.A2" office:value-type="string">
            <text:p text:style-name="P9">Indeed</text:p>
          </table:table-cell>
          <table:table-cell table:style-name="Tabela2.A2" office:value-type="string">
            <text:p text:style-name="P18"><text:span text:style-name="T17">Indeed.com é um motor de busca de empregos criado nos Estados Unidos em 2004, que funciona como buscador vertical. Atualmente o Indeed está disponível em mais de 50 países, em mais de 28 idiomas.</text:span></text:p>
          </table:table-cell>
          <table:table-cell table:style-name="Tabela2.A2" office:value-type="string">
            <text:p text:style-name="P7"><text:span text:style-name="T5">No início, o LinkedIn começou como um único aplicativo monolítico que fazia tudo e qualquer coisa. Esse único aplicativo foi chamado de </text:span><text:span text:style-name="Strong_20_Emphasis"><text:span text:style-name="T11">Leo</text:span></text:span><text:span text:style-name="T6"> </text:span><text:span text:style-name="T5">. Ele hospedava servlets da web para todas as páginas do LinkedIn, lidava com a lógica de negócios e se conectava a vários bancos de dados do LinkedIn.<text:line-break/><text:line-break/>O LinkedIn precisava de um sistema que consultasse dados de conexão usando travessias de gráficos e vivesse na memória para desempenho superior. Rapidamente ficou claro que Leo não poderia escalar independentemente, então um sistema separado para os membros do LinkedIn, conhecido como </text:span><text:span text:style-name="Strong_20_Emphasis"><text:span text:style-name="T11">gráfico de membros</text:span></text:span><text:span text:style-name="T5"> chamado </text:span><text:span text:style-name="Strong_20_Emphasis"><text:span text:style-name="T11">Cloud,</text:span></text:span><text:span text:style-name="T5"> nasceu<text:line-break/><text:line-break/>Foi nessa época que o LinkedIn precisou adicionar recursos de pesquisa ao seu serviço. Isso fez com que o serviço de gráfico de membro começasse a alimentar dados em um novo serviço de pesquisa executando o </text:span><text:a xlink:type="simple" xlink:href="https://lucene.apache.org/" office:target-frame-name="_blank" xlink:show="new" text:style-name="Internet_20_link" text:visited-style-name="Visited_20_Internet_20_Link"><text:span text:style-name="Strong_20_Emphasis"><text:span text:style-name="T12">Lucene</text:span></text:span></text:a><text:span text:style-name="T5"> .</text:span></text:p>
            <text:p text:style-name="P7"><text:span text:style-name="T5"/></text:p>
            <text:p text:style-name="P7"><text:span text:style-name="T5"/></text:p>
          </table:table-cell>
          <table:table-cell table:style-name="Tabela2.A2" office:value-type="string">
            <text:p text:style-name="P3"><text:span text:style-name="T14">B</text:span><text:span text:style-name="T13">usca de vagas; </text:span></text:p>
            <text:p text:style-name="P3"><text:span text:style-name="T14">T</text:span><text:span text:style-name="T13">endências do mercado de trabalho. </text:span></text:p>
            <text:p text:style-name="P3"><text:span text:style-name="T13"/></text:p>
            <text:p text:style-name="P3"><text:span text:style-name="T14">U</text:span><text:span text:style-name="T13">pload, armazenamento e busca de currículo.</text:span></text:p>
            <text:p text:style-name="P3"><text:span text:style-name="T13"/></text:p>
            <text:p text:style-name="P3"><text:span text:style-name="T14">T</text:span><text:span text:style-name="T13">endências da indústria. </text:span></text:p>
            <text:p text:style-name="P3"><text:span text:style-name="T14"/></text:p>
            <text:p text:style-name="P3"><text:span text:style-name="T14">B</text:span><text:span text:style-name="T13">usca de salário. </text:span></text:p>
            <text:p text:style-name="P3"><text:span text:style-name="T14"/></text:p>
            <text:p text:style-name="P3"><text:span text:style-name="T14">Í</text:span><text:span text:style-name="T13">ndice de competição por vagas, e páginas de empresas.</text:span></text:p>
            <text:p text:style-name="P20"/>
          </table:table-cell>
          <table:table-cell table:style-name="Tabela2.E2" office:value-type="string">
            <text:p text:style-name="P13"><text:a xlink:type="simple" xlink:href="https://www.forbes.com/sites/forbescoachescouncil/2019/08/27/the-future-of-linkedin-14-experts-predict-the-platforms-next-big-feature/#509e171613c4" text:style-name="Internet_20_link" text:visited-style-name="Visited_20_Internet_20_Link">https://www.forbes.com/sites/forbescoachescouncil/2019/08/27/the-future-of-linkedin-14-experts-predict-the-platforms-next-big-feature/#509e171613c4</text:a><text:line-break/><text:line-break/><text:a xlink:type="simple" xlink:href="https://business.linkedin.com/talent-solutions/product-update" text:style-name="Internet_20_link" text:visited-style-name="Visited_20_Internet_20_Link">https://business.linkedin.com/talent-solutions/product-update</text:a><text:line-break/><text:line-break/><text:a xlink:type="simple" xlink:href="https://bstrategyhub.com/linkedin-business-model-how-does-linkedin-make-money/" text:style-name="Internet_20_link" text:visited-style-name="Visited_20_Internet_20_Link">https://bstrategyhub.com/linkedin-business-model-how-does-linkedin-make-money/</text:a><text:line-break/><text:line-break/><text:a xlink:type="simple" xlink:href="https://engineering.linkedin.com/developer-happiness/getting-code-production-less-friction-and-high-quality" text:style-name="Internet_20_link" text:visited-style-name="Visited_20_Internet_20_Link">https://engineering.linkedin.com/developer-happiness/getting-code-production-less-friction-and-high-quality</text:a><text:line-break/><text:line-break/><text:a xlink:type="simple" xlink:href="https://www.market-connections.net/blog/six-new-features-on-linkedin-in-2020" text:style-name="Internet_20_link" text:visited-style-name="Visited_20_Internet_20_Link">https://www.market-connections.net/blog/six-new-features-on-linkedin-in-2020</text:a><text:line-break/><text:line-break/><text:line-break/><text:span text:style-name="T18">Saber mais sobre o processo de desenvolvimento: </text:span><text:a xlink:type="simple" xlink:href="https://wiredelta.com/how-was-linkedin-developed/" text:style-name="Internet_20_link" text:visited-style-name="Visited_20_Internet_20_Link">https://wiredelta.com/how-was-linkedin-developed/</text:a><text:line-break/><text:line-break/><text:a xlink:type="simple" xlink:href="https://w3techs.com/sites/info/linkedin.com" text:style-name="Internet_20_link" text:visited-style-name="Visited_20_Internet_20_Link">https://w3techs.com/sites/info/linkedin.com</text:a><text:line-break/><text:line-break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roximaNova-Light" svg:font-family="ProximaNova-Light"/>
    <style:font-face style:name="Rubik" svg:font-family="Rubik, sans-serif"/>
    <style:font-face style:name="arial" svg:font-family="arial, sans-serif"/>
    <style:font-face style:name="sans-serif" svg:font-family="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21:45:05.614188603</meta:creation-date>
    <dc:date>2020-10-06T07:19:33.891256678</dc:date>
    <meta:editing-duration>PT5H22M29S</meta:editing-duration>
    <meta:editing-cycles>1</meta:editing-cycles>
    <meta:document-statistic meta:table-count="2" meta:image-count="0" meta:object-count="0" meta:page-count="2" meta:paragraph-count="29" meta:word-count="533" meta:character-count="4578" meta:non-whitespace-character-count="4049"/>
    <meta:generator>LibreOffice/6.4.5.2$Linux_X86_64 LibreOffice_project/40$Build-2</meta:generator>
  </office:meta>
</office:document-meta>
</file>